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de" fo:country="DE" style:text-underline-style="solid" style:text-underline-width="auto" style:text-underline-color="font-color" officeooo:rsid="000bb1a4" officeooo:paragraph-rsid="000bb1a4" style:font-size-asian="16pt" style:language-asian="zxx" style:country-asian="none" style:font-size-complex="16pt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0bb1a4" officeooo:paragraph-rsid="000bb1a4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0c045e" officeooo:paragraph-rsid="000c045e" style:font-size-asian="10.5pt" style:language-asian="zxx" style:country-asian="none" style:font-size-complex="12pt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105cbe" officeooo:paragraph-rsid="00105cbe" style:font-size-asian="10.5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0d656f" officeooo:paragraph-rsid="000d656f" style:font-size-asian="10.5pt" style:language-asian="zxx" style:country-asian="none" style:font-size-complex="12pt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12e3e1" officeooo:paragraph-rsid="0012e3e1" style:font-size-asian="10.5pt" style:language-asian="zxx" style:country-asian="none" style:font-size-complex="12pt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132451" officeooo:paragraph-rsid="00132451" style:font-size-asian="10.5pt" style:language-asian="zxx" style:country-asian="none" style:font-size-complex="12pt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13fb5d" officeooo:paragraph-rsid="0013fb5d" style:font-size-asian="10.5pt" style:language-asian="zxx" style:country-asian="none" style:font-size-complex="12pt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15f16f" officeooo:paragraph-rsid="0015f16f" style:font-size-asian="10.5pt" style:language-asian="zxx" style:country-asian="none" style:font-size-complex="12pt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25b452" officeooo:paragraph-rsid="0025b452" style:font-size-asian="10.5pt" style:language-asian="zxx" style:country-asian="none" style:font-size-complex="12pt" style:language-complex="zxx" style:country-complex="none"/>
    </style:style>
    <style:style style:name="P11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348bda" officeooo:paragraph-rsid="00348bda" style:font-size-asian="10.5pt" style:language-asian="zxx" style:country-asian="none" style:font-size-complex="12pt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37d8be" officeooo:paragraph-rsid="0037d8be" style:font-size-asian="10.5pt" style:language-asian="zxx" style:country-asian="none" style:font-size-complex="12pt" style:language-complex="zxx" style:country-complex="none"/>
    </style:style>
    <style:style style:name="P13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454a88" officeooo:paragraph-rsid="00454a88" style:font-size-asian="10.5pt" style:language-asian="zxx" style:country-asian="none" style:font-size-complex="12pt" style:language-complex="zxx" style:country-complex="none"/>
    </style:style>
    <style:style style:name="P14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46e910" officeooo:paragraph-rsid="0046e910" style:font-size-asian="10.5pt" style:language-asian="zxx" style:country-asian="none" style:font-size-complex="12pt" style:language-complex="zxx" style:country-complex="none"/>
    </style:style>
    <style:style style:name="P15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46e910" officeooo:paragraph-rsid="004e5023" style:font-size-asian="10.5pt" style:language-asian="zxx" style:country-asian="none" style:font-size-complex="12pt" style:language-complex="zxx" style:country-complex="none"/>
    </style:style>
    <style:style style:name="P16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25b452" officeooo:paragraph-rsid="0025b452" style:font-size-asian="12pt" style:language-asian="zxx" style:country-asian="none" style:font-size-complex="12pt" style:language-complex="zxx" style:country-complex="none"/>
    </style:style>
    <style:style style:name="P17" style:family="paragraph" style:parent-style-name="Standard">
      <style:paragraph-properties fo:text-align="start" style:justify-single-word="false"/>
      <style:text-properties fo:font-size="12pt" fo:language="de" fo:country="DE" style:text-underline-style="none" officeooo:rsid="002a28e0" officeooo:paragraph-rsid="002a28e0" style:font-size-asian="12pt" style:language-asian="zxx" style:country-asian="none" style:font-size-complex="12pt" style:language-complex="zxx" style:country-complex="none"/>
    </style:style>
    <style:style style:name="P18" style:family="paragraph" style:parent-style-name="Standard">
      <style:paragraph-properties fo:text-align="start" style:justify-single-word="false"/>
      <style:text-properties officeooo:paragraph-rsid="00191250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b13e3" officeooo:paragraph-rsid="001b13e3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officeooo:rsid="001b13e3" officeooo:paragraph-rsid="001b13e3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fo:language="de" fo:country="DE" style:text-underline-style="solid" style:text-underline-width="auto" style:text-underline-color="font-color" officeooo:rsid="00132451" officeooo:paragraph-rsid="00132451" style:font-size-asian="14pt" style:language-asian="zxx" style:country-asian="none" style:font-size-complex="14pt" style:language-complex="zxx" style:country-complex="none"/>
    </style:style>
    <style:style style:name="P22" style:family="paragraph" style:parent-style-name="Standard">
      <style:paragraph-properties fo:text-align="start" style:justify-single-word="false"/>
      <style:text-properties fo:font-size="13pt" fo:language="de" fo:country="DE" style:text-underline-style="none" officeooo:rsid="0025b452" officeooo:paragraph-rsid="0025b452" style:font-size-asian="13pt" style:language-asian="zxx" style:country-asian="none" style:font-size-complex="13pt" style:language-complex="zxx" style:country-complex="none"/>
    </style:style>
    <style:style style:name="P23" style:family="paragraph" style:parent-style-name="Standard">
      <style:paragraph-properties fo:text-align="start" style:justify-single-word="false"/>
      <style:text-properties fo:font-size="13pt" fo:language="de" fo:country="DE" style:text-underline-style="none" officeooo:rsid="002a28e0" officeooo:paragraph-rsid="002a28e0" style:font-size-asian="13pt" style:language-asian="zxx" style:country-asian="none" style:font-size-complex="13pt" style:language-complex="zxx" style:country-complex="none"/>
    </style:style>
    <style:style style:name="P24" style:family="paragraph" style:parent-style-name="Standard">
      <style:paragraph-properties fo:text-align="start" style:justify-single-word="false"/>
      <style:text-properties fo:font-size="13pt" fo:language="de" fo:country="DE" style:text-underline-style="none" officeooo:rsid="0046e910" officeooo:paragraph-rsid="0046e910" style:font-size-asian="13pt" style:language-asian="zxx" style:country-asian="none" style:font-size-complex="13pt" style:language-complex="zxx" style:country-complex="none"/>
    </style:style>
    <style:style style:name="P25" style:family="paragraph" style:parent-style-name="Standard">
      <style:paragraph-properties fo:text-align="start" style:justify-single-word="false"/>
      <style:text-properties fo:font-size="13pt" fo:language="de" fo:country="DE" style:text-underline-style="none" officeooo:rsid="0041cc2f" officeooo:paragraph-rsid="0041cc2f" style:font-size-asian="13pt" style:language-asian="zxx" style:country-asian="none" style:font-size-complex="13pt" style:language-complex="zxx" style:country-complex="none"/>
    </style:style>
    <style:style style:name="P26" style:family="paragraph" style:parent-style-name="Standard">
      <style:paragraph-properties fo:text-align="start" style:justify-single-word="false"/>
      <style:text-properties fo:font-size="13pt" fo:language="de" fo:country="DE" style:text-underline-style="none" officeooo:rsid="0037d8be" officeooo:paragraph-rsid="0037d8be" style:font-size-asian="13pt" style:language-asian="zxx" style:country-asian="none" style:font-size-complex="13pt" style:language-complex="zxx" style:country-complex="none"/>
    </style:style>
    <style:style style:name="P27" style:family="paragraph" style:parent-style-name="Standard">
      <style:paragraph-properties fo:text-align="start" style:justify-single-word="false"/>
      <style:text-properties fo:font-size="13pt" fo:language="de" fo:country="DE" style:text-underline-style="none" officeooo:rsid="00348bda" officeooo:paragraph-rsid="00348bda" style:font-size-asian="13pt" style:language-asian="zxx" style:country-asian="none" style:font-size-complex="13pt" style:language-complex="zxx" style:country-complex="none"/>
    </style:style>
    <style:style style:name="P28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Times New Roman" fo:font-size="14pt" style:text-underline-style="solid" style:text-underline-width="auto" style:text-underline-color="font-color" officeooo:rsid="001e54f1" officeooo:paragraph-rsid="001e54f1" style:font-size-asian="14pt" style:font-size-complex="14pt"/>
    </style:style>
    <style:style style:name="P29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Times New Roman" fo:font-size="14pt" style:text-underline-style="solid" style:text-underline-width="auto" style:text-underline-color="font-color" officeooo:rsid="001f91dc" officeooo:paragraph-rsid="001f91dc" style:font-size-asian="14pt" style:font-size-complex="14pt"/>
    </style:style>
    <style:style style:name="P30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Times New Roman" fo:font-size="13pt" style:text-underline-style="solid" style:text-underline-width="auto" style:text-underline-color="font-color" officeooo:rsid="001f91dc" officeooo:paragraph-rsid="001f91dc" style:font-size-asian="13pt" style:font-size-complex="13pt"/>
    </style:style>
    <style:style style:name="P31" style:family="paragraph" style:parent-style-name="Standard">
      <style:paragraph-properties fo:margin-top="0cm" fo:margin-bottom="0cm" loext:contextual-spacing="true" fo:text-align="start" style:justify-single-word="false"/>
      <style:text-properties fo:font-size="12pt" fo:language="de" fo:country="DE" style:text-underline-style="none" officeooo:rsid="0012e3e1" officeooo:paragraph-rsid="0012e3e1" style:font-size-asian="10.5pt" style:language-asian="zxx" style:country-asian="none" style:font-size-complex="12pt" style:language-complex="zxx" style:country-complex="none"/>
    </style:style>
    <style:style style:name="P32" style:family="paragraph" style:parent-style-name="Standard">
      <style:paragraph-properties fo:margin-top="0cm" fo:margin-bottom="0cm" loext:contextual-spacing="true" fo:text-align="start" style:justify-single-word="false"/>
      <style:text-properties fo:font-size="14pt" fo:language="de" fo:country="DE" style:text-underline-style="solid" style:text-underline-width="auto" style:text-underline-color="font-color" officeooo:rsid="0012e3e1" officeooo:paragraph-rsid="0012e3e1" style:font-size-asian="14pt" style:language-asian="zxx" style:country-asian="none" style:font-size-complex="14pt" style:language-complex="zxx" style:country-complex="none"/>
    </style:style>
    <style:style style:name="P33" style:family="paragraph" style:parent-style-name="Standard">
      <style:paragraph-properties fo:margin-top="0cm" fo:margin-bottom="0cm" loext:contextual-spacing="true" fo:text-align="start" style:justify-single-word="false"/>
      <style:text-properties style:font-name="Times New Roman" fo:font-size="12pt" officeooo:paragraph-rsid="001b13e3" style:font-size-asian="12pt" style:font-size-complex="12pt"/>
    </style:style>
    <style:style style:name="P34" style:family="paragraph" style:parent-style-name="Inspiration_7e_LT_7e_Gliederung_20_1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35" style:family="paragraph" style:parent-style-name="Inspiration_7e_LT_7e_Gliederung_20_1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Times New Roman" fo:font-size="12pt" officeooo:paragraph-rsid="001d5a9d" style:font-size-asian="12pt" style:font-size-complex="12pt"/>
    </style:style>
    <style:style style:name="P36" style:family="paragraph" style:parent-style-name="Inspiration_7e_LT_7e_Gliederung_20_1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Times New Roman" fo:font-size="12pt" officeooo:rsid="001d5a9d" officeooo:paragraph-rsid="001d5a9d" style:font-size-asian="12pt" style:font-size-complex="12pt"/>
    </style:style>
    <style:style style:name="P37" style:family="paragraph" style:parent-style-name="Inspiration_7e_LT_7e_Gliederung_20_1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Times New Roman" fo:font-size="12pt" fo:language="de" fo:country="DE" style:font-size-asian="12pt" style:language-asian="zxx" style:country-asian="none" style:font-size-complex="12pt" style:language-complex="zxx" style:country-complex="none"/>
    </style:style>
    <style:style style:name="P38" style:family="paragraph" style:parent-style-name="Inspiration_7e_LT_7e_Gliederung_20_1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Times New Roman" fo:font-size="12pt" fo:language="de" fo:country="DE" officeooo:rsid="002263b4" officeooo:paragraph-rsid="002263b4" style:font-size-asian="12pt" style:language-asian="zxx" style:country-asian="none" style:font-size-complex="12pt" style:language-complex="zxx" style:country-complex="none"/>
    </style:style>
    <style:style style:name="P39" style:family="paragraph" style:parent-style-name="Inspiration_7e_LT_7e_Gliederung_20_1">
      <style:paragraph-properties fo:margin-top="0cm" fo:margin-bottom="0cm" loext:contextual-spacing="true" fo:text-align="start" style:justify-single-word="false"/>
      <style:text-properties style:font-name="Times New Roman" fo:font-size="12pt" fo:language="de" fo:country="DE" style:text-underline-style="none" officeooo:rsid="0012e3e1" officeooo:paragraph-rsid="0012e3e1" style:font-size-asian="10.5pt" style:language-asian="zxx" style:country-asian="none" style:font-size-complex="12pt" style:language-complex="zxx" style:country-complex="none"/>
    </style:style>
    <style:style style:name="T1" style:family="text">
      <style:text-properties officeooo:rsid="000d656f"/>
    </style:style>
    <style:style style:name="T2" style:family="text">
      <style:text-properties officeooo:rsid="00105cbe"/>
    </style:style>
    <style:style style:name="T3" style:family="text">
      <style:text-properties style:font-name="Liberation Sans"/>
    </style:style>
    <style:style style:name="T4" style:family="text">
      <style:text-properties fo:font-weight="normal" style:font-weight-asian="normal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officeooo:rsid="00155615"/>
    </style:style>
    <style:style style:name="T7" style:family="text">
      <style:text-properties fo:font-size="12pt" fo:language="de" fo:country="DE" style:text-underline-style="none" officeooo:rsid="00178e36" style:font-size-asian="10.5pt" style:language-asian="zxx" style:country-asian="none" style:font-size-complex="12pt" style:language-complex="zxx" style:country-complex="none"/>
    </style:style>
    <style:style style:name="T8" style:family="text">
      <style:text-properties fo:font-size="12pt" officeooo:rsid="002644ba" style:font-size-asian="12pt" style:font-size-complex="12pt"/>
    </style:style>
    <style:style style:name="T9" style:family="text">
      <style:text-properties fo:font-size="12pt" officeooo:rsid="002bd1ea" style:font-size-asian="12pt" style:font-size-complex="12pt"/>
    </style:style>
    <style:style style:name="T10" style:family="text">
      <style:text-properties fo:font-size="12pt" officeooo:rsid="002f81aa" style:font-size-asian="12pt" style:font-size-complex="12pt"/>
    </style:style>
    <style:style style:name="T11" style:family="text">
      <style:text-properties fo:font-size="12pt" officeooo:rsid="003b1f01" style:font-size-asian="12pt" style:font-size-complex="12pt"/>
    </style:style>
    <style:style style:name="T12" style:family="text">
      <style:text-properties fo:font-size="12pt" officeooo:rsid="002bd1ea" style:font-size-asian="10.5pt" style:font-size-complex="12pt"/>
    </style:style>
    <style:style style:name="T13" style:family="text">
      <style:text-properties fo:font-size="12pt" officeooo:rsid="003b1f01" style:font-size-asian="10.5pt" style:font-size-complex="12pt"/>
    </style:style>
    <style:style style:name="T14" style:family="text">
      <style:text-properties fo:font-size="12pt" style:text-underline-style="none" style:font-size-asian="10.5pt" style:font-size-complex="12pt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ize="12pt" fo:language="de" fo:country="DE" style:font-size-asian="12pt" style:language-asian="zxx" style:country-asian="none" style:font-size-complex="12pt" style:language-complex="zxx" style:country-complex="none"/>
    </style:style>
    <style:style style:name="T17" style:family="text">
      <style:text-properties style:font-name="Times New Roman" fo:font-size="12pt" fo:language="de" fo:country="DE" officeooo:rsid="00191250" style:font-size-asian="12pt" style:language-asian="zxx" style:country-asian="none" style:font-size-complex="12pt" style:language-complex="zxx" style:country-complex="none"/>
    </style:style>
    <style:style style:name="T18" style:family="text">
      <style:text-properties style:font-name="Times New Roman" fo:font-size="12pt" fo:language="de" fo:country="DE" style:font-size-asian="10.5pt" style:language-asian="zxx" style:country-asian="none" style:font-size-complex="12pt" style:language-complex="zxx" style:country-complex="none"/>
    </style:style>
    <style:style style:name="T19" style:family="text">
      <style:text-properties style:font-name="Times New Roman" fo:font-size="12pt" fo:language="de" fo:country="DE" officeooo:rsid="001f91dc" style:font-size-asian="10.5pt" style:language-asian="zxx" style:country-asian="none" style:font-size-complex="12pt" style:language-complex="zxx" style:country-complex="none"/>
    </style:style>
    <style:style style:name="T20" style:family="text">
      <style:text-properties style:font-name="Times New Roman" fo:language="de" fo:country="DE" style:language-asian="zxx" style:country-asian="none" style:language-complex="zxx" style:country-complex="none"/>
    </style:style>
    <style:style style:name="T21" style:family="text">
      <style:text-properties style:font-name="Times New Roman" fo:language="de" fo:country="DE" officeooo:rsid="00191250" style:language-asian="zxx" style:country-asian="none" style:language-complex="zxx" style:country-complex="none"/>
    </style:style>
    <style:style style:name="T22" style:family="text">
      <style:text-properties fo:language="de" fo:country="DE" style:language-asian="zxx" style:country-asian="none" style:language-complex="zxx" style:country-complex="none"/>
    </style:style>
    <style:style style:name="T23" style:family="text">
      <style:text-properties officeooo:rsid="001d5a9d"/>
    </style:style>
    <style:style style:name="T24" style:family="text">
      <style:text-properties style:text-underline-style="none"/>
    </style:style>
    <style:style style:name="T25" style:family="text">
      <style:text-properties officeooo:rsid="001f91dc"/>
    </style:style>
    <style:style style:name="T26" style:family="text">
      <style:text-properties officeooo:rsid="002644ba"/>
    </style:style>
    <style:style style:name="T27" style:family="text">
      <style:text-properties officeooo:rsid="0026e554"/>
    </style:style>
    <style:style style:name="T28" style:family="text">
      <style:text-properties officeooo:rsid="0026fae4"/>
    </style:style>
    <style:style style:name="T29" style:family="text">
      <style:text-properties officeooo:rsid="002bd1ea"/>
    </style:style>
    <style:style style:name="T30" style:family="text">
      <style:text-properties officeooo:rsid="002d128b"/>
    </style:style>
    <style:style style:name="T31" style:family="text">
      <style:text-properties officeooo:rsid="00303804"/>
    </style:style>
    <style:style style:name="T32" style:family="text">
      <style:text-properties officeooo:rsid="00318252"/>
    </style:style>
    <style:style style:name="T33" style:family="text">
      <style:text-properties officeooo:rsid="00320b4e"/>
    </style:style>
    <style:style style:name="T34" style:family="text">
      <style:text-properties officeooo:rsid="00348bda"/>
    </style:style>
    <style:style style:name="T35" style:family="text">
      <style:text-properties officeooo:rsid="00367a30"/>
    </style:style>
    <style:style style:name="T36" style:family="text">
      <style:text-properties officeooo:rsid="00376302"/>
    </style:style>
    <style:style style:name="T37" style:family="text">
      <style:text-properties officeooo:rsid="00391984"/>
    </style:style>
    <style:style style:name="T38" style:family="text">
      <style:text-properties officeooo:rsid="003b0b30"/>
    </style:style>
    <style:style style:name="T39" style:family="text">
      <style:text-properties officeooo:rsid="003e6b96"/>
    </style:style>
    <style:style style:name="T40" style:family="text">
      <style:text-properties officeooo:rsid="003fa924"/>
    </style:style>
    <style:style style:name="T41" style:family="text">
      <style:text-properties officeooo:rsid="00409ac9"/>
    </style:style>
    <style:style style:name="T42" style:family="text">
      <style:text-properties officeooo:rsid="00431b17"/>
    </style:style>
    <style:style style:name="T43" style:family="text">
      <style:text-properties officeooo:rsid="00451993"/>
    </style:style>
    <style:style style:name="T44" style:family="text">
      <style:text-properties officeooo:rsid="00454a88"/>
    </style:style>
    <style:style style:name="T45" style:family="text">
      <style:text-properties officeooo:rsid="00485fc5"/>
    </style:style>
    <style:style style:name="T46" style:family="text">
      <style:text-properties officeooo:rsid="004ac015"/>
    </style:style>
    <style:style style:name="T47" style:family="text">
      <style:text-properties officeooo:rsid="004e50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e Räuber</text:p>
      <text:p text:style-name="P2"/>
      <text:p text:style-name="P2"><text:span text:style-name="T5">Gliederung</text:span>:</text:p>
      <text:p text:style-name="P3">- Allgemeine Fakten</text:p>
      <text:p text:style-name="P3"><text:tab/>- Daten</text:p>
      <text:p text:style-name="P3"><text:tab/>- Vorlagen</text:p>
      <text:p text:style-name="P3"><text:tab/>- Adaptionen</text:p>
      <text:p text:style-name="P3"><text:tab/>- Schiller/Goethe</text:p>
      <text:p text:style-name="P3"/>
      <text:p text:style-name="P3">- Figuren:</text:p>
      <text:p text:style-name="P3"><text:tab/>- Maximilian von Moor</text:p>
      <text:p text:style-name="P3"><text:tab/>- Karl von Moor</text:p>
      <text:p text:style-name="P3"><text:tab/>- Franz von Moor</text:p>
      <text:p text:style-name="P3"><text:tab/>- Amalia von Edelreich</text:p>
      <text:p text:style-name="P3"><text:s/><text:tab/>- Moritz Spiegelberg</text:p>
      <text:p text:style-name="P3"><text:tab/></text:p>
      <text:p text:style-name="P3">- Inhalt:</text:p>
      <text:p text:style-name="P3"><text:tab/>- <text:span text:style-name="T1">1. - 5. Akt</text:span></text:p>
      <text:p text:style-name="P3"/>
      <text:p text:style-name="P4">- Sturm und Drang Zeit</text:p>
      <text:p text:style-name="P4"/>
      <text:p text:style-name="P5"><text:span text:style-name="T2">- </text:span>Quellen:</text:p>
      <text:p text:style-name="P5"/>
      <text:p text:style-name="P5"/>
      <text:p text:style-name="P32">Allgemeine Fakten:</text:p>
      <text:p text:style-name="P31"/>
      <text:p text:style-name="P39">- Erscheinungsjahr: 1781 (anonym veröffentlicht)</text:p>
      <text:p text:style-name="P37">- Uraufführung: 13. Januar 1782</text:p>
      <text:p text:style-name="P37">- Ort Uraufführung: Nationaltheater Mannheim</text:p>
      <text:p text:style-name="P37">- Erscheinungsjahr: 1781 (anonym veröffentlicht)</text:p>
      <text:p text:style-name="P37">- Ort der Handlung: Teutschland (Deutschland,</text:p>
      <text:p text:style-name="P37"><text:tab/>→Franken,Sachsen, Böhmen)</text:p>
      <text:p text:style-name="P37">- Zeit der Handlung: Mitte 18. Jahrhundert</text:p>
      <text:p text:style-name="P37">- Dauer der Handlung: ungefähr 2 Jahre</text:p>
      <text:p text:style-name="P38">- erstes Drama von Schiller</text:p>
      <text:p text:style-name="P6"/>
      <text:p text:style-name="P21">Vorlagen:</text:p>
      <text:p text:style-name="P7"/>
      <text:p text:style-name="P8">- <text:span text:style-name="T6">Nikol List (Räuberhauptmann) durch Mord + Raub bekannt im 17 Jh.</text:span></text:p>
      <text:p text:style-name="P9">- Goethe + Schiller studieren in Leipzig → gemeinsame Kneipenstunden</text:p>
      <text:p text:style-name="P18"><text:span text:style-name="T7">- </text:span><text:span text:style-name="T3">„</text:span><text:span text:style-name="T15">Zur Geschichte des menschlichen Herzens“ von Daniel Christian Schubert diente als Vorlage </text:span><text:span text:style-name="T16">→ </text:span><text:span text:style-name="T17">2 ungleiche Brüder + Konflikt mit Vater</text:span></text:p>
      <text:p text:style-name="P18"><text:span text:style-name="T17"/></text:p>
      <text:p text:style-name="P19"><text:span text:style-name="T21">A</text:span><text:span text:style-name="T20">daptionen:</text:span></text:p>
      <text:p text:style-name="P19"><text:span text:style-name="T18"/></text:p>
      <text:p text:style-name="P20"><text:span text:style-name="T18">- Filme:</text:span></text:p>
      <text:p text:style-name="P33"><text:span text:style-name="T22"><text:tab/>- D 1913 </text:span>„Die Räuber“</text:p>
      <text:p text:style-name="P34"><text:tab/>- D 1977 „Tot oder Freiheit“</text:p>
      <text:p text:style-name="P34"><text:tab/>- D/B/L 2014 „Die Räuber“→ Eröffnungsfilm Filmfestival Max Ophüls Preis 2015</text:p>
      <text:p text:style-name="P34"><text:tab/>- D 2016 „Die Räuber“ (Schulfilm)</text:p>
      <text:p text:style-name="P36">- Hörspiele:</text:p>
      <text:p text:style-name="P35"><text:soft-page-break/><text:span text:style-name="T23"><text:tab/>- SWR 2016 </text:span>„Die Räuber“</text:p>
      <text:p text:style-name="P28">Figuren:</text:p>
      <text:p text:style-name="P28"/>
      <text:p text:style-name="P28">Inhalt:</text:p>
      <text:p text:style-name="P28"><text:span text:style-name="T14"/></text:p>
      <text:p text:style-name="P30"><text:span text:style-name="T24">Ausgangspunkt:</text:span></text:p>
      <text:p text:style-name="P29"><text:span text:style-name="T14"><text:tab/>- adelige Familie Moor</text:span></text:p>
      <text:p text:style-name="P29"><text:span text:style-name="T14"><text:tab/>- alter Vater + 2 Söhne (Franz + Karl)</text:span></text:p>
      <text:p text:style-name="P36"><text:tab/><text:span text:style-name="T25">- Franz (jünger) im Schloss bei Vater</text:span></text:p>
      <text:p text:style-name="P20"><text:span text:style-name="T19"><text:tab/>- Karl (älter) Student in Leipzig</text:span></text:p>
      <text:p text:style-name="P10"/>
      <text:p text:style-name="P22">1. Akt <text:span text:style-name="T31">1. Szene</text:span>:</text:p>
      <text:p text:style-name="P22"><text:span text:style-name="T26"><text:tab/></text:span><text:span text:style-name="T8">- Vater erhält Brief von Karl</text:span></text:p>
      <text:p text:style-name="P16"><text:tab/><text:span text:style-name="T28">- Franz tauscht Brief aus</text:span></text:p>
      <text:p text:style-name="P16"><text:tab/><text:span text:style-name="T27">- Karl in Schwierigkeiten</text:span></text:p>
      <text:p text:style-name="P16"><text:tab/><text:span text:style-name="T27">- 40.000 Dukaten Schulden, Tochter von Bankier verführt, Verlobten im Duell getötet</text:span></text:p>
      <text:p text:style-name="P16"><text:span text:style-name="T28"><text:tab/>- Vater erschüttert</text:span></text:p>
      <text:p text:style-name="P16"><text:tab/><text:span text:style-name="T28">- Vorschlag Franz Karl zu enterben → wird wahr gemacht</text:span></text:p>
      <text:p text:style-name="P16"><text:span text:style-name="T28"><text:tab/>- Brief an Karl schreiben → Vater zu schwach → Auftrag für Franz, Brief soll nicht <text:tab/>abweisend sein → Franz Brief besonders abweisend → Kluft zwischen Vater + Sohn <text:tab/>für <text:tab/>immer</text:span></text:p>
      <text:p text:style-name="P16"/>
      <text:p text:style-name="P23"><text:span text:style-name="T31">1.</text:span> Akt <text:span text:style-name="T31">2. Szene</text:span>:</text:p>
      <text:p text:style-name="P23"><text:tab/>- <text:span text:style-name="T12">Karl + Moritz Spiegelberg in Kneipe </text:span><text:span text:style-name="T13">reden über schlappes Kastratenjahr</text:span></text:p>
      <text:p text:style-name="P23"><text:span text:style-name="T29"><text:tab/>-</text:span><text:span text:style-name="T9"> Karl erhält Brief von Franz → fällt wortlos zu Boden </text:span><text:span text:style-name="T11">→ Menschheit hat Menschlichkeit <text:tab/>verloren</text:span></text:p>
      <text:p text:style-name="P23"><text:span text:style-name="T9"><text:tab/></text:span><text:span text:style-name="T10">- Karl verlässt Kneipe</text:span></text:p>
      <text:p text:style-name="P17"><text:tab/><text:span text:style-name="T29">- Spiegelberg nutzt Situation → Gründung Räuberbande</text:span></text:p>
      <text:p text:style-name="P17"><text:tab/><text:span text:style-name="T30">- Karl kommt wieder → geht auf Angebot ein → wird zum Anführer der Bande </text:span></text:p>
      <text:p text:style-name="P17"><text:tab/><text:span text:style-name="T32">- Spiegelberg enttäuscht → wollte Anführer der Bande werden → Hass auf Karl</text:span></text:p>
      <text:p text:style-name="P3"><text:span text:style-name="T33"><text:tab/>- Formulierung eines Eids → Bindung bis an den Tot</text:span></text:p>
      <text:p text:style-name="P3"/>
      <text:p text:style-name="P27">1. Akt 3.Szene:</text:p>
      <text:p text:style-name="P11"><text:tab/>- Franz begehrt Amalia → verbreitet Lügen über Karl → Karl mit Amalia verlobt</text:p>
      <text:p text:style-name="P3"><text:span text:style-name="T34"><text:tab/>- Lüge: Karl nutze Verlobungsring um Prostituiere zu bezahlen</text:span></text:p>
      <text:p text:style-name="P3"><text:tab/><text:span text:style-name="T35">- starke Übertreibung → Amalia misstrauisch → erkennt wahre Absichten </text:span></text:p>
      <text:p text:style-name="P3"><text:span text:style-name="T36"><text:tab/>- Franz schwört Rache</text:span></text:p>
      <text:p text:style-name="P3"/>
      <text:p text:style-name="P26"><text:span text:style-name="T37">2</text:span>. Akt <text:span text:style-name="T37">1</text:span>. Szene:</text:p>
      <text:p text:style-name="P12"><text:tab/>- <text:span text:style-name="T38">Planung Intrige Franz → Vater umzubringen → Besitz alleiniger Macht</text:span></text:p>
      <text:p text:style-name="P12"><text:span text:style-name="T38"><text:tab/>- Versetzt Hermann in Rage (Bastard) → will Vater beseitigen</text:span></text:p>
      <text:p text:style-name="P12"><text:tab/><text:span text:style-name="T39">- Belohnung = Amalia → Einwilligung Hermanns</text:span></text:p>
      <text:p text:style-name="P12"><text:span text:style-name="T40"><text:tab/>- Ausgeben als Kamerad Karls vor Vater</text:span></text:p>
      <text:p text:style-name="P12"><text:tab/><text:span text:style-name="T41">- überbringt Botschaft das Karl tot sei</text:span></text:p>
      <text:p text:style-name="P12"><text:tab/><text:span text:style-name="T41">- Hermann verlässt Szene → Franz wahres Gesicht → begehrt Amalia je denn mehr</text:span></text:p>
      <text:p text:style-name="P12"/>
      <text:p text:style-name="P25">2. Akt 2. Szene:</text:p>
      <text:p text:style-name="P12"><text:tab/><text:span text:style-name="T42">- Hermann überbringt Botschaft → Vater gibt sich die Schuld</text:span></text:p>
      <text:p text:style-name="P12"><text:span text:style-name="T43"><text:tab/>- Amalia erschüttert → tröstet Vater</text:span></text:p>
      <text:p text:style-name="P12"><text:tab/><text:span text:style-name="T44">- Franz Reden → streut Salz in Wunde</text:span><text:tab/></text:p>
      <text:p text:style-name="P12"><text:tab/><text:span text:style-name="T44">- Vater verkraftet nicht → bricht tot zusammen</text:span><text:tab/></text:p>
      <text:p text:style-name="P13"><text:soft-page-break/><text:tab/>- Franz = Erbe</text:p>
      <text:p text:style-name="P13"><text:tab/>- Franz erste Äußerungen → Tyrann</text:p>
      <text:p text:style-name="P13"/>
      <text:p text:style-name="P24">2. Akt 3. Szene:</text:p>
      <text:p text:style-name="P14"><text:tab/>- <text:span text:style-name="T45">Karl mit Räuberbande in Böhmischen Wäldern</text:span></text:p>
      <text:p text:style-name="P14"><text:tab/><text:span text:style-name="T45">- Spiegelberg bringt neue Mitglieder</text:span></text:p>
      <text:p text:style-name="P14"><text:tab/><text:span text:style-name="T45">- Loyalität zur Bande steigt → Roller (Räuber) vor Galgen gerettet → Stadt in Schutt und <text:tab/>Asche gelegt (vollständig zerstört) (83 Tote)</text:span></text:p>
      <text:p text:style-name="P14"><text:tab/><text:span text:style-name="T46">- Soldaten umzingeln Wald (Räuber) </text:span></text:p>
      <text:p text:style-name="P14"><text:span text:style-name="T46"><text:tab/>- Pater will Auslieferung des Hauptmanns → Vergebung der Straftaten</text:span></text:p>
      <text:p text:style-name="P15"><text:tab/><text:span text:style-name="T47">- Karl fordert Männer auf ihn auszuliefern</text:span><text:tab/></text:p>
      <text:p text:style-name="P15"><text:span text:style-name="T46"><text:tab/>- Männer stehen hinter Karl (Eid)</text:span></text:p>
      <text:p text:style-name="P14"><text:tab/><text:span text:style-name="T46">- Beginn des Kampfes durch Ruf „Tod oder Freiheit“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Arial1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1" fo:font-family="Arial" style:font-family-generic="roman" style:font-pitch="variable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1M28S</meta:editing-duration>
    <meta:editing-cycles>69</meta:editing-cycles>
    <meta:generator>LibreOffice/5.3.7.2$Windows_X86_64 LibreOffice_project/6b8ed514a9f8b44d37a1b96673cbbdd077e24059</meta:generator>
    <dc:date>2018-01-15T18:16:38.356000000</dc:date>
    <meta:document-statistic meta:table-count="0" meta:image-count="0" meta:object-count="0" meta:page-count="3" meta:paragraph-count="91" meta:word-count="585" meta:character-count="3487" meta:non-whitespace-character-count="2921"/>
    <meta:user-defined meta:name="Info 1"/>
    <meta:user-defined meta:name="Info 2"/>
    <meta:user-defined meta:name="Info 3"/>
    <meta:user-defined meta:name="Info 4"/>
  </office:meta>
</office:document-meta>
</file>